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493cm" style:rel-column-width="1980*"/>
    </style:style>
    <style:style style:name="表1.B" style:family="table-column">
      <style:table-column-properties style:column-width="13.508cm" style:rel-column-width="7658*"/>
    </style:style>
    <style:style style:name="表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表1.B1" style:family="table-cell">
      <style:table-cell-properties fo:padding="0.097cm" fo:border="0.5pt solid #000000" style:writing-mode="page"/>
    </style:style>
    <style:style style:name="表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表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style:font-name="Consolas" officeooo:rsid="0020f1a2" officeooo:paragraph-rsid="0020f1a2"/>
    </style:style>
    <style:style style:name="P2" style:family="paragraph" style:parent-style-name="Text_20_body">
      <style:text-properties style:font-name="Consolas" officeooo:rsid="0020f1a2" officeooo:paragraph-rsid="002149d6" style:font-name-asian="Consolas"/>
    </style:style>
    <style:style style:name="P3" style:family="paragraph" style:parent-style-name="Title">
      <style:text-properties style:font-name="Consolas"/>
    </style:style>
    <style:style style:name="P4" style:family="paragraph" style:parent-style-name="Heading_20_1">
      <style:text-properties style:font-name="Liberation Sans" fo:font-size="18pt" fo:font-weight="bold" officeooo:rsid="00222198" officeooo:paragraph-rsid="00222198" style:font-name-asian="Noto Sans JP" style:font-size-asian="18pt" style:font-weight-asian="bold" style:font-name-complex="Arial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MigMix 1M" style:font-name-asian="MigMix 1M"/>
    </style:style>
    <style:style style:name="P6" style:family="paragraph" style:parent-style-name="Table_20_Contents">
      <style:text-properties style:font-name="MigMix 1M"/>
    </style:style>
    <style:style style:name="P7" style:family="paragraph" style:parent-style-name="Table_20_Contents">
      <style:text-properties style:font-name="MigMix 1M" officeooo:rsid="0022a263" officeooo:paragraph-rsid="0022a263"/>
    </style:style>
    <style:style style:name="P8" style:family="paragraph" style:parent-style-name="Table_20_Contents">
      <style:text-properties officeooo:rsid="0022a263" officeooo:paragraph-rsid="0022a263"/>
    </style:style>
    <style:style style:name="P9" style:family="paragraph" style:parent-style-name="Table_20_Contents" style:list-style-name="Numbering_20_123"/>
    <style:style style:name="T1" style:family="text">
      <style:text-properties officeooo:rsid="00214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mbda calculus</text:p>
      <text:h text:style-name="P4" text:outline-level="1">同値性</text:h>
      <text:p text:style-name="Standard">同等の式であることを確認する。</text:p>
      <text:h text:style-name="Heading_20_1" text:outline-level="1">構文解析</text:h>
      <text:h text:style-name="Heading_20_1" text:outline-level="1">簡約</text:h>
      <text:h text:style-name="Heading_20_2" text:outline-level="2">展開</text:h>
      <text:p text:style-name="P1">すべての自由変数を再帰的に置換する。</text:p>
      <text:p text:style-name="P1">expand(Expression e, Map&lt;FreeVariable, Expression&gt; context)</text:p>
      <text:p text:style-name="P1">(例)</text:p>
      <text:p text:style-name="P1">e: SUCC 0</text:p>
      <text:p text:style-name="P1">context: {0=λf x. x, SUCC=λn f x.f (n f x)}</text:p>
      <text:p text:style-name="P2"><text:span text:style-name="T1">result</text:span>: <text:span text:style-name="T1">(</text:span>λn f x.f (n f x)<text:span text:style-name="T1">) <text:s/></text:span>λf x. x</text:p>
      <text:h text:style-name="Heading_20_2" text:outline-level="2">α変換</text:h>
      <text:h text:style-name="Heading_20_1" text:outline-level="1">もう一つの簡約</text:h>
      <table:table table:name="表1" table:style-name="表1">
        <table:table-column table:style-name="表1.A"/>
        <table:table-column table:style-name="表1.B"/>
        <table:table-row table:style-name="TableLine1534624111840">
          <table:table-cell table:style-name="表1.A1" office:value-type="string">
            <text:p text:style-name="P5">クラス</text:p>
          </table:table-cell>
          <table:table-cell table:style-name="表1.B1" office:value-type="string">
            <text:p text:style-name="P5">処理</text:p>
          </table:table-cell>
        </table:table-row>
        <table:table-row table:style-name="TableLine1534624111840">
          <table:table-cell table:style-name="表1.A2" office:value-type="string">
            <text:p text:style-name="P6">FreeVariable</text:p>
          </table:table-cell>
          <table:table-cell table:style-name="表1.B2" office:value-type="string">
            <text:p text:style-name="P8">何もしない。</text:p>
          </table:table-cell>
        </table:table-row>
        <table:table-row table:style-name="TableLine1534624111840">
          <table:table-cell table:style-name="表1.A2" office:value-type="string">
            <text:p text:style-name="P7">BoundVariable</text:p>
          </table:table-cell>
          <table:table-cell table:style-name="表1.B2" office:value-type="string">
            <text:p text:style-name="Table_20_Contents">Binderにあれば対応する値に置換する。</text:p>
          </table:table-cell>
        </table:table-row>
        <table:table-row table:style-name="TableLine1534624111840">
          <table:table-cell table:style-name="表1.A2" office:value-type="string">
            <text:p text:style-name="P7">Lambda</text:p>
          </table:table-cell>
          <table:table-cell table:style-name="表1.B2" office:value-type="string">
            <text:p text:style-name="P8">Binderに新しい変数に置換する設定をした上でbodyを簡約する。</text:p>
            <text:p text:style-name="P8">新しい変数と簡約化したbodyで新しいLambdaを作成する。</text:p>
          </table:table-cell>
        </table:table-row>
        <table:table-row table:style-name="TableLine1534624111840">
          <table:table-cell table:style-name="表1.A2" office:value-type="string">
            <text:p text:style-name="P7">Application</text:p>
          </table:table-cell>
          <table:table-cell table:style-name="表1.B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gMix 1M" svg:font-family="'MigMix 1M'" style:font-family-generic="modern" style:font-pitch="fixed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7T21:30:56.679000000</meta:creation-date>
    <dc:date>2022-06-05T20:11:02.902000000</dc:date>
    <meta:editing-duration>PT1H24M28S</meta:editing-duration>
    <meta:editing-cycles>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24" meta:word-count="174" meta:character-count="379" meta:non-whitespace-character-count="341"/>
  </office:meta>
</office:document-meta>
</file>